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Andika Basic" style:font-name-complex="Andika Basic"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Andika Basic" style:font-name-complex="Andika Basic"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Andika Basic" style:font-name-complex="Andika Basic"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Andika Basic" style:font-name-complex="Andika Basic"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Andika Basic" style:font-name-complex="Andika Basic"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Andika Basic" style:font-name-complex="Andika Basic"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Andika Basic" style:font-name-complex="Andika Basic" fo:language="none" fo:country="none"/>
    </style:style>
    <style:style xmlns:style="urn:oasis:names:tc:opendocument:xmlns:style:1.0" style:name="span_.tpi_Paragraph1_scrSection_scrBook_scrBody" style:family="text" style:parent-style-name="Paragraph1_scrSection_scrBook_scrBody">
      <style:text-properties fo:font-family="Andika Basic" style:font-name-complex="Andika Basic"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Andika Basic" style:font-name-complex="Andika Basic"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Andika Basic" style:font-name-complex="Andika Basic"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Andika Basic" style:font-name-complex="Andika Basic"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Andika Basic" style:font-name-complex="Andika Basic"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kup" style:family="paragraph" style:parent-style-name="none">
      <style:text-properties fo:font-family="Charis SIL"/>
    </style:style>
    <style:style style:name="span_.kup" style:family="paragraph" style:parent-style-name="none">
      <style:text-properties fo:font-family="Charis SIL"/>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pww-fonipa" style:family="paragraph" style:parent-style-name="none">
      <style:text-properties fo:font-family="Doulos SIL"/>
    </style:style>
    <style:style style:name="span_.pww-fonipa" style:family="paragraph" style:parent-style-name="none">
      <style:text-properties fo:font-family="Doulos SIL"/>
    </style:style>
    <style:style style:name="div_.pww" style:family="paragraph" style:parent-style-name="none">
      <style:text-properties fo:font-family="Browallia New"/>
    </style:style>
    <style:style style:name="span_.pww" style:family="paragraph" style:parent-style-name="none">
      <style:text-properties fo:font-family="Browallia New"/>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4-13T13:19:43</meta:creation-date>
    <dc:creator>Karthi</dc:creator>
    <dc:date>2012-04-13T13:19:4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GitSVN\pathway\Test\PsExport\TestFiles\Output\T9\PartFile1"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